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Songti TC" svg:font-family="Songti TC"/>
    <style:font-face style:name="Times" svg:font-family="Times"/>
  </office:font-face-decls>
  <office:automatic-styles>
    <style:style style:name="P1" style:family="paragraph" style:parent-style-name="Standard">
      <style:text-properties style:font-name="Times" fo:font-size="12.0pt" fo:background-color="#868686"/>
    </style:style>
    <style:style style:name="P2" style:family="paragraph" style:parent-style-name="Standard">
      <style:paragraph-properties fo:margin-bottom="0.1667in"/>
      <style:text-properties style:font-name="Songti TC" fo:font-size="12.0pt" fo:background-color="#ececec"/>
    </style:style>
    <style:style style:name="T1" style:family="text">
      <style:text-properties style:font-name="Songti TC"/>
    </style:style>
    <style:style style:name="T2" style:family="text">
      <style:text-properties fo:color="#032726"/>
    </style:style>
    <style:style style:name="T3" style:family="text">
      <style:text-properties style:font-name="Times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</text:span><text:s/>  |  2019.04.30 11:54   |   <text:a xlink:type="simple" xlink:href="http://palinfo.habago.org/Entry?Command=Information_PrintForum&amp;iPage=18&amp;sType=FORUM#FORUM37418"><text:span text:style-name="T2">#</text:span></text:a></text:p>
      <text:p text:style-name="P2">卡韓政變<text:span text:style-name="T3">(34)</text:span>：唯真不破<text:span text:style-name="T3"> <text:line-break/><text:line-break/></text:span>陳真<text:span text:style-name="T3"><text:s/>2019. 04. 30. <text:line-break/><text:line-break/><text:line-break/></text:span>講點八卦。<text:span text:style-name="T3"> <text:line-break/><text:line-break/></text:span>講到作文比賽，政壇冠軍當然非<text:span text:style-name="T3"><text:s/>"</text:span>新潮流系<text:span text:style-name="T3">" </text:span>這些人渣莫屬。當然，一樣下流，前後有別。在我活躍的那個年代<text:span text:style-name="T3"><text:s/>(</text:span>八零年代<text:span text:style-name="T3">)</text:span>，也就是邱義仁那一代，成員有好也有壞。好的例如戴振耀、劉峰松、翁金珠、楊秋興等等等，都是我的好朋友。至於其它的，比方說我也認識的李文忠、賴勁麟、陳菊、邱義仁等等等，我就<text:span text:style-name="T3"><text:s/>"</text:span>不予置評<text:span text:style-name="T3">" </text:span>了。至於<text:span text:style-name="T3">1990</text:span>年政治開放之後的新潮流，則幾乎全是人渣中的人渣，全是詐騙集團。<text:span text:style-name="T3"> <text:line-break/><text:line-break/></text:span>新潮流的前身叫做<text:span text:style-name="T3"><text:s/>"</text:span>黨外編輯作家聯誼會<text:span text:style-name="T3">"</text:span>，簡稱<text:span text:style-name="T3"><text:s/>"</text:span>編聯會<text:span text:style-name="T3">"</text:span>，是一個相當封閉的菁英組織，大多是作文比賽高手，不是一般人輕易可以加入。我大學時在黨外雜誌工作過兩年，而且思想、血統純正，所以也曾獲邀。我看在戴振耀的份上，曾經答應加入，但我後來就反悔了，原因有二：<text:span text:style-name="T3"> <text:line-break/><text:line-break/></text:span>一是因為聽說要繳一筆費用，我那時窮得三餐不繼，實在也拿不出這些錢。我連黨費幾年來全都是大老們看我太窮，主動幫我繳的，我自己沒繳過一毛錢。<text:span text:style-name="T3"> <text:line-break/><text:line-break/></text:span>二是因為我基本上對於作文比賽那樣一種很喜歡搞什麼<text:span text:style-name="T3"><text:s/>"</text:span>論述<text:span text:style-name="T3">" </text:span>的人或政治風氣，缺乏好感，八字不合。十年黨外，我和挑蔥賣菜的黨外基層民眾相處非常快樂，但是遇到那類滿口理想、滿口論述的什麼公共型知識份子，我就覺得氣味很不搭。<text:span text:style-name="T3"> <text:line-break/><text:line-break/></text:span>我活躍的圈子，在高雄縣的部份，基本上就是以戴振耀為首的民主芭樂園為主。那是阿耀在高雄縣橋頭鄉的一塊農地，種芭樂，田裏頭有個教室，我們就在那裏開會、上課、組織訓練、演講等等等。成員十之八九是農民或工人，詹益樺也是成員之一，知識份子大概就只有我和楊秋興等等極少數人。<text:span text:style-name="T3"> <text:line-break/><text:line-break/></text:span>至於阿耀，是個農民，之前是中油員工，他說他拿筆感覺比拿鋤頭還沉重。他曾發表過幾篇文章，是我幫他改的，改得滿江紅的原稿我甚至都還留著。我之所以在三十多年前就想保留著那樣一些在當時看來毫無價值的<text:span text:style-name="T3"><text:s/>"</text:span>廢紙<text:span text:style-name="T3">" </text:span>是因為，我知道在那些文筆不太通順的粗糙文字中，藏著一顆善良細膩充滿熱情的心，因此我不想把它們當成垃圾丟掉。<text:span text:style-name="T3"> <text:line-break/><text:line-break/>1990</text:span>年之後，我就慢慢淡出黨外，想要專心當個醫生，同時也離開高雄，來到台北馬偕與長庚醫院工作，但是阿耀仍然經常打電話給我，電話中都是在講新潮流之間的內鬥，或是講他在立法院對付郝伯村的事，或是提了哪些議案等等。<text:span text:style-name="T3"> <text:line-break/><text:line-break/></text:span>後來，他和楊秋興因為選舉而鬧翻，幾乎可以說是反目成仇。我很驚訝，因為當年大家情同手足，怎麼會因為選舉的那一點毫無意義的功名權位而鬧翻？不是說參政是為了犧牲奉獻服務人民嗎？何必搶著犧牲奉獻？像我每次都堅持讓別人去<text:span text:style-name="T3"><text:s/>"</text:span>犧牲奉獻<text:span text:style-name="T3">"</text:span>，任憑大老們幾次如何勸進，我就是不想擔任公職或代表黨參選民代。在那年代，民心思變，特別是在中南部地區，凡被提名者大概都可當選。<text:span text:style-name="T3"> <text:line-break/><text:line-break/></text:span>另一方面，民進黨以光速般的速度腐爛，於是在<text:span text:style-name="T3">1994</text:span>年的<text:span text:style-name="T3">2</text:span>月<text:span text:style-name="T3">28</text:span>日，我實在忍不住跟這樣一個黨為伍，於是決定退黨。我曾經退了兩次黨都被<text:span text:style-name="T3"><text:s/>"</text:span>慰留<text:span text:style-name="T3">"</text:span>，第一次是<text:span text:style-name="T3">1988</text:span>年，慰留我的人就是陳菊，她說才剛發生<text:span text:style-name="T3">520</text:span>事件，你就要退黨，那不就是在打擊黨的士氣嗎？<text:span text:style-name="T3"> <text:line-break/><text:line-break/>1999</text:span>年，民進黨更加腐敗，無惡不作，進階到人渣黨的地步，於是我在和學姐聯名發表<text:span text:style-name="T3"><text:s/>"</text:span>給長老教會的一封公開信<text:span text:style-name="T3">" </text:span>之後，開始和人渣黨站在對立面，從此和過去的同志們為敵，或是從此不再往來，免得尷尬。<text:span text:style-name="T3"> <text:line-break/><text:line-break/>2007</text:span>年，我回到台灣，寫了一封公開信在報紙上，公開點名林義雄、陳菊、戴振耀、翁金珠、劉峰松、楊秋興等等幾位好朋友，希望他們不要再為虎作倀，不要再挺早已失去靈魂的民進黨，希望他們留給台灣一條生路。不久之後，我就接到他們其中幾位的電話，寒喧之餘，我聽得出來，我是不可能改變他們的。<text:span text:style-name="T3"> <text:line-break/><text:line-break/></text:span>就這樣又過了十年。十年之中，一部份出於道不同不相為謀，一部份出於我個人強烈的隱世厭世念頭，幾乎和過去友人完全斷絕了連絡；就算有人經常相邀，我也不想再和昔日同志們碰面。碰了面要講什麼？打一架嗎？<text:span text:style-name="T3"> <text:line-break/><text:line-break/></text:span>直到有一天，我聽說阿耀得了胰臟癌。我知道這個病來日無多，於是就和阿耀連絡上了，彷彿時光倒流，宛如失散多年的手足重逢，他說他很想念我，這麼多年來曾看過我的許多文章。我明白他的意思，但我們盡量避開具體的政治話題，免得尷尬。他拍著我的背說<text:span text:style-name="T3"><text:s/>"</text:span>我以前就跟你現在一樣壯！<text:span text:style-name="T3">" </text:span>我手搭在他肩上，很難想像曾經壯得像一頭牛的阿耀竟變得如此衰弱瘦小。言談中，總感覺就像一種臨終感言，他說，他很高興在他一生中，能夠和我們這樣一些好朋友共同走過台灣最關鍵的那一段歷史。<text:span text:style-name="T3"> <text:line-break/><text:line-break/></text:span>我去醫院和他家看了他幾次，小心翼翼問起楊秋興。阿耀說，秋興已經十幾二十年沒連絡，而且也沒來看他。聽起來，兩人心結頗重。於是我又小心翼翼問他，<text:span text:style-name="T3">"</text:span>希不希望秋興來看你？<text:span text:style-name="T3">" </text:span>阿耀笑說，<text:span text:style-name="T3">"</text:span>這種事要自然，不能勉強啦<text:span text:style-name="T3">"</text:span>。我聽得出來，他是懷著希望的。於是，我決定從事一項艱難任務，希望在阿耀生前，能夠讓他和秋興重逢，重修舊好。<text:span text:style-name="T3"> <text:line-break/><text:line-break/></text:span>我完成了這項使命，讓曾經宛如親兄弟一般的楊秋興和戴振耀終於又相聚了。這就是我離開黨外將近三十年之後唯一<text:span text:style-name="T3"><text:s/>"</text:span>拋頭露面<text:span text:style-name="T3">" </text:span>所做的事情。<text:span text:style-name="T3"> <text:line-break/><text:line-break/>2017</text:span>年的<text:span text:style-name="T3">11</text:span>月<text:span text:style-name="T3">19</text:span>日，阿耀過世了。但我仍然寫了一封<text:span text:style-name="T3"><text:s/>Line</text:span>給他，只寫了六個字：<text:span text:style-name="T3">"</text:span>阿耀來世再見<text:span text:style-name="T3">"</text:span>。<text:span text:style-name="T3"> <text:line-break/><text:line-break/></text:span>我之所以寫這些私人的事，只是想說說一種<text:span text:style-name="T3"><text:s/>"</text:span>作文比賽<text:span text:style-name="T3">" </text:span>以外的東西。阿耀是新潮流的核心人物，但是，一樣是新潮流，卻不是每一個都如此下流，仍然還是有著像戴振耀那樣善良樸實充滿利他精神的人。他雖當過大官，當過民代，高居廟堂之上，但他始終像個<text:span text:style-name="T3"><text:s/>"</text:span>人<text:span text:style-name="T3">"</text:span>，權力始終沒有侵蝕他的為人。也許這是因為他不太會寫作文。<text:span text:style-name="T3"> <text:line-break/><text:line-break/></text:span>詹益樺自焚之後，我寫了一篇文字悼念阿樺，標題叫做<text:span text:style-name="T3"><text:s/>"</text:span>一個謙卑慕道的草根工作者<text:span text:style-name="T3">"</text:span>，同樣也是在說明有關<text:span text:style-name="T3"><text:s/>"</text:span>寫作文<text:span text:style-name="T3">" </text:span>這樣一件事。我說，阿樺跟那些滿口理想滿口論述的所謂知識份子很不一樣，充滿血肉，很真實，不造假。<text:span text:style-name="T3"> <text:line-break/><text:line-break/></text:span>至於新潮流那些作文高手，卻是一個比一個卑鄙，一個比一個貪婪。特別是<text:span text:style-name="T3">1990</text:span>年之後的新潮流，根本就是頂級人渣的大本營。柯文哲總算跟我有了一項共識，那就是新潮流確實就是這個社會的禍害。用我的話來說，是社會的毒瘤。<text:span text:style-name="T3"> <text:line-break/><text:line-break/></text:span>至於最早期的新潮流，你知道像邱義仁他們每天講些什麼嗎？什麼效法拉美革命啦、反美啦、反資本主義啦、反議會路線啦、群眾掛帥啦、什麼卡斯楚啦、古巴革命啦、切格瓦拉的精神啦，什麼南韓反美學生運動值得效法啦，什麼工農階級革命啦，什麼左派無產階級革命啦，什麼曼德拉的反抗西方強權啦<text:span text:style-name="T3">.</text:span>，什麼草根組織啦<text:span text:style-name="T3">...</text:span>作文題目一大堆，真是很會寫。<text:span text:style-name="T3"> <text:line-break/><text:line-break/></text:span>阿耀曾經有一天，在民主芭樂園的教室，隨手攤開桌上一本新潮流雜誌，突然大笑說：<text:span text:style-name="T3">"</text:span>哈哈哈，這些我都看不懂，你們讀書人才懂<text:span text:style-name="T3">"</text:span>。我那時沒讀過什麼書，於是也趕緊說，<text:span text:style-name="T3">"</text:span>其實我也看不太懂<text:span text:style-name="T3">"</text:span>。十幾年後，我飄洋過海飽讀洋書，但我卻更加<text:span text:style-name="T3"><text:s/>"</text:span>看不懂<text:span text:style-name="T3">" </text:span>了。這些作文比賽高手寫的每個字我都懂，但我不懂他們寫那些東西除了當成詐騙工具撈錢奪權之外，究竟有何意義可言？<text:span text:style-name="T3"> <text:line-break/><text:line-break/></text:span>韓國瑜說得沒錯，<text:span text:style-name="T3">"</text:span>政治語言，唯真不破<text:span text:style-name="T3">"</text:span>。只有真實、真心的東西，才具有價值，哪怕十分粗糙或粗俗。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265.21</meta:generator>
  </office:meta>
</office:document-meta>
</file>